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end" style:justify-single-word="false" style:writing-mode="rl-tb"/>
      <style:text-properties officeooo:rsid="00147f24" officeooo:paragraph-rsid="00147f24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officeooo:rsid="001569c8" officeooo:paragraph-rsid="001569c8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officeooo:rsid="00165426" officeooo:paragraph-rsid="00165426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officeooo:rsid="001b28a6" officeooo:paragraph-rsid="001b28a6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officeooo:rsid="001cdf16" officeooo:paragraph-rsid="001cdf16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rsid="00237f3f" officeooo:paragraph-rsid="00237f3f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officeooo:rsid="0023fd82" officeooo:paragraph-rsid="0023fd82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27f293" officeooo:paragraph-rsid="0027f293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officeooo:rsid="002a3bb4" officeooo:paragraph-rsid="002a3bb4"/>
    </style:style>
    <style:style style:name="T1" style:family="text">
      <style:text-properties officeooo:rsid="001a90a6"/>
    </style:style>
    <style:style style:name="T2" style:family="text">
      <style:text-properties officeooo:rsid="001e9437"/>
    </style:style>
    <style:style style:name="T3" style:family="text">
      <style:text-properties officeooo:rsid="002973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3694298" text:style-name="L1">
        <text:list-item>
          <text:p text:style-name="P1"><text:s/>انتقال از oracle به sql</text:p>
          <text:list>
            <text:list-item>
              <text:p text:style-name="P6">با استفاده از نرم افزار navicat از سرور ۲۱۵ به سرور ۲۱۳</text:p>
            </text:list-item>
            <text:list-item>
              <text:p text:style-name="P7">تنظیمات SQL-lServer با استفاده از Microsoft SQL Server Management Studio</text:p>
            </text:list-item>
          </text:list>
        </text:list-item>
        <text:list-item>
          <text:p text:style-name="P1"><text:s/>join کردن سرنسخه و نسخه آیتم</text:p>
          <text:list>
            <text:list-item>
              <text:p text:style-name="P8">join کردن دو تیبل و اضافه کردن به یک جدول واحد به همراه لیبل <text:span text:style-name="T3">استان</text:span></text:p>
            </text:list-item>
            <text:list-item>
              <text:p text:style-name="P9">تعریف استایل استاندارد برای اسم و اندیس گذاری استان ها و شاخص سن</text:p>
            </text:list-item>
          </text:list>
        </text:list-item>
        <text:list-item>
          <text:p text:style-name="P2">تکمیل نوا<text:span text:style-name="T1">قص</text:span> با دیتای خدمات درمانی</text:p>
        </text:list-item>
        <text:list-item>
          <text:p text:style-name="P2">استخراج ماه و سال و سن و جنسیت</text:p>
          <text:list>
            <text:list-item>
              <text:p text:style-name="P4">تفکیک ماه و صدور نسخه در دو ستون</text:p>
            </text:list-item>
            <text:list-item>
              <text:p text:style-name="P4">محاسبه سن فرد از روی سن فرد و سال تجویز مسخه</text:p>
            </text:list-item>
            <text:list-item>
              <text:p text:style-name="P4">تبدیل سن به شاخص سنی</text:p>
            </text:list-item>
          </text:list>
        </text:list-item>
        <text:list-item>
          <text:p text:style-name="P2">ساخت cube <text:s/>براساس فیلد های معین</text:p>
          <text:list>
            <text:list-item>
              <text:p text:style-name="P5">سال<text:span text:style-name="T2">، </text:span>ماه<text:span text:style-name="T2">، </text:span>دارو<text:span text:style-name="T2">، </text:span>بازه سنی<text:span text:style-name="T2">، جنسیت</text:span></text:p>
            </text:list-item>
          </text:list>
        </text:list-item>
        <text:list-item>
          <text:p text:style-name="P2">چک کردن افزونگی ها ( اشتباه محاسباتی خود cube)</text:p>
        </text:list-item>
        <text:list-item>
          <text:p text:style-name="P2">ترکیب جدول های استانی در یک جدول با لیبل استان</text:p>
        </text:list-item>
        <text:list-item>
          <text:p text:style-name="P3">آپدیت سن و جنس و فصل</text:p>
        </text:list-item>
        <text:list-item>
          <text:p text:style-name="P3">آپدیت ATC Lable ها</text:p>
        </text:list-item>
        <text:list-item>
          <text:p text:style-name="P3">استخراج دکتر و دارو</text:p>
        </text:list-item>
        <text:list-item>
          <text:p text:style-name="P3">نرمال کردن با جمعیت</text:p>
        </text:list-item>
        <text:list-item>
          <text:p text:style-name="P3">نرمال کردن با سرویس</text:p>
        </text:list-item>
        <text:list-item>
          <text:p text:style-name="P3">نرمال سازی پیشرفته به تفکیک ماه (دکتر مهاجر)</text:p>
        </text:list-item>
        <text:list-item>
          <text:p text:style-name="P3">unpivot کردن جدول</text:p>
        </text:list-item>
        <text:list-item>
          <text:p text:style-name="P3">انتقال به دیتابیس ویزیت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03:44.881274554</meta:creation-date>
    <dc:date>2018-11-10T17:10:46.780487819</dc:date>
    <meta:editing-duration>PT1H7M20S</meta:editing-duration>
    <meta:editing-cycles>14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190" meta:character-count="854" meta:non-whitespace-character-count="707"/>
  </office:meta>
</office:document-meta>
</file>